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font-size="12pt" officeooo:rsid="001f3c74" officeooo:paragraph-rsid="001f3c74" style:font-size-asian="12pt" style:font-size-complex="12pt"/>
    </style:style>
    <style:style style:name="P2" style:family="paragraph" style:parent-style-name="Preformatted_20_Text">
      <style:paragraph-properties fo:margin-top="0in" fo:margin-bottom="0.1965in" loext:contextual-spacing="false"/>
      <style:text-properties fo:font-size="12pt" officeooo:rsid="0020cf29" officeooo:paragraph-rsid="0020cf29" style:font-size-asian="12pt" style:font-size-complex="12pt"/>
    </style:style>
    <style:style style:name="P3" style:family="paragraph" style:parent-style-name="Preformatted_20_Text">
      <style:paragraph-properties fo:margin-top="0in" fo:margin-bottom="0.1965in" loext:contextual-spacing="false"/>
      <style:text-properties fo:font-size="12pt" officeooo:rsid="0025da6e" officeooo:paragraph-rsid="0025da6e" style:font-size-asian="12pt" style:font-size-complex="12pt"/>
    </style:style>
    <style:style style:name="T1" style:family="text">
      <style:text-properties officeooo:rsid="0020cf29"/>
    </style:style>
    <style:style style:name="T2" style:family="text">
      <style:text-properties officeooo:rsid="00215ab6"/>
    </style:style>
    <style:style style:name="T3" style:family="text">
      <style:text-properties officeooo:rsid="0023207c"/>
    </style:style>
    <style:style style:name="T4" style:family="text">
      <style:text-properties officeooo:rsid="0023ff39"/>
    </style:style>
    <style:style style:name="T5" style:family="text">
      <style:text-properties officeooo:rsid="0025da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 Percentage-<text:span text:style-name="T1">done</text:span></text:p>
      <text:p text:style-name="P2">points per game-done</text:p>
      <text:p text:style-name="P1">FG Percentage-<text:span text:style-name="T2">done</text:span></text:p>
      <text:p text:style-name="P1">Fg per game-<text:span text:style-name="T2">done</text:span></text:p>
      <text:p text:style-name="P1">3 point percentage-<text:span text:style-name="T1">done-</text:span></text:p>
      <text:p text:style-name="P1">3 points per game-<text:span text:style-name="T3">done</text:span></text:p>
      <text:p text:style-name="P1">FT percentage-<text:span text:style-name="T2">DONE</text:span></text:p>
      <text:p text:style-name="P1">FT per game-<text:span text:style-name="T3">done</text:span></text:p>
      <text:p text:style-name="P1">offensive rebounds per game-<text:span text:style-name="T3">done</text:span></text:p>
      <text:p text:style-name="P1">defensive rebounds per game-<text:span text:style-name="T4">done</text:span></text:p>
      <text:p text:style-name="P1">^Maybe combine</text:p>
      <text:p text:style-name="P1">assists per game-<text:span text:style-name="T4">done</text:span></text:p>
      <text:p text:style-name="P1">turn overs per game-<text:span text:style-name="T4">done</text:span></text:p>
      <text:p text:style-name="P1">steals per game-<text:span text:style-name="T4">done</text:span></text:p>
      <text:p text:style-name="P1">blocks per game-<text:span text:style-name="T5">done</text:span></text:p>
      <text:p text:style-name="P1">fouls per game-<text:span text:style-name="T5">done</text:span></text:p>
      <text:p text:style-name="P1">seed-<text:span text:style-name="T5">remove catergory</text:span></text:p>
      <text:p text:style-name="P1">opponent winning percentage**Figure this out</text:p>
      <text:p text:style-name="P1"/>
      <text:p text:style-name="P3">Get training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5:35:46.910467931</meta:creation-date>
    <dc:date>2018-02-25T21:09:20.747999109</dc:date>
    <meta:editing-duration>PT32M3S</meta:editing-duration>
    <meta:editing-cycles>1</meta:editing-cycles>
    <meta:document-statistic meta:table-count="0" meta:image-count="0" meta:object-count="0" meta:page-count="1" meta:paragraph-count="19" meta:word-count="57" meta:character-count="413" meta:non-whitespace-character-count="374"/>
    <meta:generator>LibreOffice/5.1.6.2$Linux_X86_64 LibreOffice_project/10m0$Build-2</meta:generator>
  </office:meta>
</office:document-meta>
</file>